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number-rows-repeated="104852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number-columns-repeated="60"/>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number-columns-repeated="60"/>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number-columns-repeated="60"/>
        </table:table-row>
        <table:table-row table:style-name="ro8">
          <table:table-cell/>
          <table:table-cell table:style-name="Calc"/>
          <table:table-cell table:style-name="ce12"/>
          <table:table-cell table:style-name="Calc"/>
          <table:table-cell table:number-columns-repeated="60"/>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formula="of:=COM.MICROSOFT.IFS([.C68] &lt;= BrownDwarfThreshold; 0; [.C68] &lt;= StarThreshold; 1; [.C69] &gt; [.E73]; &quot;&lt; 1&quot;; [.C69] &lt;= [.E73];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number-columns-repeated="60"/>
        </table:table-row>
        <table:table-row table:style-name="ro4">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number-columns-repeated="60"/>
        </table:table-row>
        <table:table-row table:style-name="ro8">
          <table:table-cell/>
          <table:table-cell table:style-name="CalcBoxBottom" table:number-columns-repeated="3"/>
          <table:table-cell table:number-columns-repeated="6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Because real-world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3:52:04.20362461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